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043in"/>
    </style:style>
    <style:style style:name="co2" style:family="table-column">
      <style:table-column-properties fo:break-before="auto" style:column-width="2.8311in"/>
    </style:style>
    <style:style style:name="co3" style:family="table-column">
      <style:table-column-properties fo:break-before="auto" style:column-width="4.461in"/>
    </style:style>
    <style:style style:name="co4" style:family="table-column">
      <style:table-column-properties fo:break-before="auto" style:column-width="3.4311in"/>
    </style:style>
    <style:style style:name="co5" style:family="table-column">
      <style:table-column-properties fo:break-before="auto" style:column-width="2.026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6" table:number-columns-repeated="16377" table:default-cell-style-name="ce1"/>
        <table:table-row table:style-name="ro1">
          <table:table-cell office:value-type="string" calcext:value-type="string">
            <text:p>Atalaia de Alto do Lourido</text:p>
          </table:table-cell>
          <table:table-cell office:value-type="string" calcext:value-type="string">
            <text:p>Vila Nova de Cerveira</text:p>
          </table:table-cell>
          <table:table-cell table:style-name="ce3" office:value-type="string" calcext:value-type="string">
            <text:p>Rota “Castelos e Fortalezas a Norte”</text:p>
          </table:table-cell>
          <table:table-cell table:style-name="ce5" table:number-columns-repeated="4"/>
          <table:table-cell table:number-columns-repeated="16377"/>
        </table:table-row>
        <table:table-row table:style-name="ro1">
          <table:table-cell office:value-type="string" calcext:value-type="string">
            <text:p>Bugiada e Mouriscada de Sobrado </text:p>
          </table:table-cell>
          <table:table-cell office:value-type="string" calcext:value-type="string">
            <text:p>Valongo</text:p>
          </table:table-cell>
          <table:table-cell office:value-type="string" calcext:value-type="string">
            <text:p>Rota "Património Imaterial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lçada de Alpajares </text:p>
          </table:table-cell>
          <table:table-cell office:value-type="string" calcext:value-type="string">
            <text:p>Freixo de Espada à Cinta</text:p>
          </table:table-cell>
          <table:table-cell office:value-type="string" calcext:value-type="string">
            <text:p>Rota "Roman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nto Polifónico/ Canto a Vozes de Mulheres </text:p>
          </table:table-cell>
          <table:table-cell office:value-type="string" calcext:value-type="string">
            <text:p><text:s/>Arouca</text:p>
          </table:table-cell>
          <table:table-cell office:value-type="string" calcext:value-type="string">
            <text:p>Rota "Património Imaterial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pela da Senhora da Piedade de Quintã / Casa da Quintã 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pela de Fandinhães </text:p>
          </table:table-cell>
          <table:table-cell office:value-type="string" calcext:value-type="string">
            <text:p>Marco de Canaves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pela de Nossa Senhora da Conceição 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Rota “Órgãos a Norte”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pela de Nossa Senhora dos Meninos 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Rota “Caminhos de Santiago a Norte”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pela Nossa Senhora de Jerusalém </text:p>
          </table:table-cell>
          <table:table-cell office:value-type="string" calcext:value-type="string">
            <text:p>Alfandega da Fé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pela Senhor da Fraga </text:p>
          </table:table-cell>
          <table:table-cell office:value-type="string" calcext:value-type="string">
            <text:p>Mogadouro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etos de Podence </text:p>
          </table:table-cell>
          <table:table-cell office:value-type="string" calcext:value-type="string">
            <text:p>Macedo de Cavaleiros</text:p>
          </table:table-cell>
          <table:table-cell office:value-type="string" calcext:value-type="string">
            <text:p>Rota "Património Imaterial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a da Família Reis Pereira 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Rota "Escritore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a de Camilo </text:p>
          </table:table-cell>
          <table:table-cell office:value-type="string" calcext:value-type="string">
            <text:p>Ribeira de Pena</text:p>
          </table:table-cell>
          <table:table-cell office:value-type="string" calcext:value-type="string">
            <text:p>Rota "Escritore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a de Camilo </text:p>
          </table:table-cell>
          <table:table-cell office:value-type="string" calcext:value-type="string">
            <text:p>Famalicão</text:p>
          </table:table-cell>
          <table:table-cell office:value-type="string" calcext:value-type="string">
            <text:p>Rota "Escritore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a de Mateus 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Rota "Caminhos Santiago a Norte"</text:p>
          </table:table-cell>
          <table:table-cell office:value-type="string" calcext:value-type="string">
            <text:p>Rota "Barroco a Norte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sa de Pomarchão 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Rota “Caminhos de Santiago a Norte”</text:p>
          </table:table-cell>
          <table:table-cell office:value-type="string" calcext:value-type="string">
            <text:p>Rota “Barroco a Norte”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sa do Terreiro 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Rota "Barro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a Grande de Freixo de Numão </text:p>
          </table:table-cell>
          <table:table-cell office:value-type="string" calcext:value-type="string">
            <text:p>Vila Nova de Foz Côa</text:p>
          </table:table-cell>
          <table:table-cell office:value-type="string" calcext:value-type="string">
            <text:p>Rota “Romano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a-Museu Abel Salazar 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Rota "Escritore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elo de Arnóia </text:p>
          </table:table-cell>
          <table:table-cell office:value-type="string" calcext:value-type="string">
            <text:p>Celorico de Basto</text:p>
          </table:table-cell>
          <table:table-cell office:value-type="string" calcext:value-type="string">
            <text:p>Rota “Castelos e Fortalezas a Norte”</text:p>
          </table:table-cell>
          <table:table-cell office:value-type="string" calcext:value-type="string">
            <text:p>Rota “Românico a Norte”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stelo de Chaves 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elo de Faria 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Rota “Castelos e Fortalezas a Norte”</text:p>
          </table:table-cell>
          <table:table-cell table:style-name="ce4" office:value-type="string" calcext:value-type="string">
            <text:p>Rota “Castros a Norte”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stelo de Freixo de Espada à Cinta </text:p>
          </table:table-cell>
          <table:table-cell office:value-type="string" calcext:value-type="string">
            <text:p>Freixo de Espada à Cinta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elo de Lamego e Cisterna 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elo de Lanhoso </text:p>
          </table:table-cell>
          <table:table-cell office:value-type="string" calcext:value-type="string">
            <text:p>Povoa de Lanhoso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elo de Miranda do Douro 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elo de Mogadouro </text:p>
          </table:table-cell>
          <table:table-cell office:value-type="string" calcext:value-type="string">
            <text:p>Mogadouro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elo de Moncorvo 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elo de Penas Roias </text:p>
          </table:table-cell>
          <table:table-cell office:value-type="string" calcext:value-type="string">
            <text:p>Mogadouro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elo de Penedono </text:p>
          </table:table-cell>
          <table:table-cell office:value-type="string" calcext:value-type="string">
            <text:p>Penedono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elo de Santa Maria da Feira </text:p>
          </table:table-cell>
          <table:table-cell office:value-type="string" calcext:value-type="string">
            <text:p>Santa Maria da Feira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elo e Conjunto de Espigueiros de Lindoso </text:p>
          </table:table-cell>
          <table:table-cell office:value-type="string" calcext:value-type="string">
            <text:p>Ponte da Barca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rilhouço ou Castro de Vale de Águia 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ro das Eiras </text:p>
          </table:table-cell>
          <table:table-cell office:value-type="string" calcext:value-type="string">
            <text:p>Famalicão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ro de Alvarelhos </text:p>
          </table:table-cell>
          <table:table-cell office:value-type="string" calcext:value-type="string">
            <text:p>Trofa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ro de Bagunte 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ro de Cidadelhe </text:p>
          </table:table-cell>
          <table:table-cell office:value-type="string" calcext:value-type="string">
            <text:p>Mesão Frio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ro de Goujoim </text:p>
          </table:table-cell>
          <table:table-cell office:value-type="string" calcext:value-type="string">
            <text:p>Armamar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ro de Lanhoso </text:p>
          </table:table-cell>
          <table:table-cell office:value-type="string" calcext:value-type="string">
            <text:p>Povoa de Lanhoso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ro de Monte Mozinho </text:p>
          </table:table-cell>
          <table:table-cell office:value-type="string" calcext:value-type="string">
            <text:p>Penafiel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ro de Romariz </text:p>
          </table:table-cell>
          <table:table-cell office:value-type="string" calcext:value-type="string">
            <text:p>Santa Maria da Feira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ro de Sabrosa 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ro de São Miguel o Anjo 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ro do Monte de São Domingos </text:p>
          </table:table-cell>
          <table:table-cell office:value-type="string" calcext:value-type="string">
            <text:p>Lousada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ro do Monte Padrão 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tro S. João das Arribas 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tedral de Viana do Castelo 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Rota “Catedrais a Norte”</text:p>
          </table:table-cell>
          <table:table-cell office:value-type="string" calcext:value-type="string">
            <text:p>Rota “Órgãos a Norte"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valo de Mazouco </text:p>
          </table:table-cell>
          <table:table-cell office:value-type="string" calcext:value-type="string">
            <text:p>Freixo de Espada à Cinta</text:p>
          </table:table-cell>
          <table:table-cell office:value-type="string" calcext:value-type="string">
            <text:p>Rota "Arte Rupestre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entro de Arte Alberto Carneiro 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Rota "Arte e Arquitetura Contemporânea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entro de Criação Literária Miguel Torga 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Rota "Escritore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tânia de São Julião </text:p>
          </table:table-cell>
          <table:table-cell office:value-type="string" calcext:value-type="string">
            <text:p>Vila Verde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vidade de Terroso 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liseu do Porto 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Rota "Arte e Arquitetura Contemporânea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lexo Mineiro Romano de Tresminas </text:p>
          </table:table-cell>
          <table:table-cell office:value-type="string" calcext:value-type="string">
            <text:p>Vila Pouca de Aguiar</text:p>
          </table:table-cell>
          <table:table-cell office:value-type="string" calcext:value-type="string">
            <text:p>Rota "Roman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junto da Igreja Convento S. Francisco </text:p>
          </table:table-cell>
          <table:table-cell office:value-type="string" calcext:value-type="string">
            <text:p>Mogadouro</text:p>
          </table:table-cell>
          <table:table-cell office:value-type="string" calcext:value-type="string">
            <text:p>Rota “Mosteiros e Conventos do Norte”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junto formado pelas Igrejas de Santa Maria sobre Tâmega e de São Nicolau/ Igreja de Santa Maria </text:p>
          </table:table-cell>
          <table:table-cell office:value-type="string" calcext:value-type="string">
            <text:p>Marco de Canaves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junto formado pelas Igrejas de Santa Maria sobre Tâmega e de São Nicolau/ Igreja de São Nicolau </text:p>
          </table:table-cell>
          <table:table-cell office:value-type="string" calcext:value-type="string">
            <text:p>Marco de Canaves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ento de S. Francisco </text:p>
          </table:table-cell>
          <table:table-cell office:value-type="string" calcext:value-type="string">
            <text:p>Vinhais</text:p>
          </table:table-cell>
          <table:table-cell office:value-type="string" calcext:value-type="string">
            <text:p>Rota “Mosteiros e Convent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ento de Santa Maria do Bouro </text:p>
          </table:table-cell>
          <table:table-cell office:value-type="string" calcext:value-type="string">
            <text:p>Amares</text:p>
          </table:table-cell>
          <table:table-cell office:value-type="string" calcext:value-type="string">
            <text:p>Rota “Mosteiros e Convent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ento e Igreja de São Francisco 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Rota “Mosteiros e Convent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ento S. Domingos 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Rota “Mosteiros e Convent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fício da Alfândega Nova do Porto 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Rota "Património Industrial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fício da Sede da Sociedade Martins Sarmento 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Rota “Castros a Norte”</text:p>
          </table:table-cell>
          <table:table-cell office:value-type="string" calcext:value-type="string">
            <text:p>Rota “Mosteiros e Conventos a Norte”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trudo de Lazarim 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Rota "Património Imaterial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rmida ou Capela da Senhora do Vale 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paço Miguel Torga 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Rota “Arte e Arquitetura Contemporânea a Norte”</text:p>
          </table:table-cell>
          <table:table-cell office:value-type="string" calcext:value-type="string">
            <text:p>Rota “Escritores a Norte”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tação Arqueológica do Prazo </text:p>
          </table:table-cell>
          <table:table-cell office:value-type="string" calcext:value-type="string">
            <text:p>Vila Nova de Foz Côa</text:p>
          </table:table-cell>
          <table:table-cell office:value-type="string" calcext:value-type="string">
            <text:p>Rota “Romano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a-Museu/ Centro Interpretativo Ferreira de Castro e Biblioteca de Ossela </text:p>
          </table:table-cell>
          <table:table-cell office:value-type="string" calcext:value-type="string">
            <text:p>Oliveira de Azeméis</text:p>
          </table:table-cell>
          <table:table-cell office:value-type="string" calcext:value-type="string">
            <text:p>Rota "Escritore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taleza da Nossa Senhora da Conceição 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taleza de Monção </text:p>
          </table:table-cell>
          <table:table-cell office:value-type="string" calcext:value-type="string">
            <text:p>Monção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taleza de Valença </text:p>
          </table:table-cell>
          <table:table-cell office:value-type="string" calcext:value-type="string">
            <text:p>Valença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te e Estação Arqueológica de Lovelhe </text:p>
          </table:table-cell>
          <table:table-cell office:value-type="string" calcext:value-type="string">
            <text:p>Vila Nova de Cerveira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avuras Rupestre de Lamelas </text:p>
          </table:table-cell>
          <table:table-cell office:value-type="string" calcext:value-type="string">
            <text:p>Ribeira de Pena</text:p>
          </table:table-cell>
          <table:table-cell office:value-type="string" calcext:value-type="string">
            <text:p>Rota "Arte Rupestre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uerra Junqueiro-Núcleo Museológico </text:p>
          </table:table-cell>
          <table:table-cell office:value-type="string" calcext:value-type="string">
            <text:p>Freixo de Espada à Cinta</text:p>
          </table:table-cell>
          <table:table-cell office:value-type="string" calcext:value-type="string">
            <text:p>Rota "Escritore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a Lapa 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Rota "Barro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a Misericórdia de Caminha </text:p>
          </table:table-cell>
          <table:table-cell office:value-type="string" calcext:value-type="string">
            <text:p>Caminha</text:p>
          </table:table-cell>
          <table:table-cell office:value-type="string" calcext:value-type="string">
            <text:p>Rota "Caminhos de Santiag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a Misericórdia de Penafiel </text:p>
          </table:table-cell>
          <table:table-cell office:value-type="string" calcext:value-type="string">
            <text:p>Penafiel</text:p>
          </table:table-cell>
          <table:table-cell office:value-type="string" calcext:value-type="string">
            <text:p>Rota “Órgãos a Norte”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greja de Abragão, <text:s/>incluindo os túmulos / Igreja de S. Pedro de Abragão </text:p>
          </table:table-cell>
          <table:table-cell office:value-type="string" calcext:value-type="string">
            <text:p>Penafiel)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Aveleda </text:p>
          </table:table-cell>
          <table:table-cell office:value-type="string" calcext:value-type="string">
            <text:p>Lousada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Cete/ Mosteiro de São Pedro de Cete 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Gândara/ Igreja de S. Salvador Cabeça de Santa </text:p>
          </table:table-cell>
          <table:table-cell office:value-type="string" calcext:value-type="string">
            <text:p>Penafiel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Gatão, <text:s/>incluindo as pinturas murais a fresco que a decoram / Igreja de São João Batista de Gatão </text:p>
          </table:table-cell>
          <table:table-cell office:value-type="string" calcext:value-type="string">
            <text:p>Amarante)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Gondar , Igreja Velha / Igreja de Santa Maria de Gondar </text:p>
          </table:table-cell>
          <table:table-cell office:value-type="string" calcext:value-type="string">
            <text:p>Amarante)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Jazente/ Igreja de Santa Maria Jazente </text:p>
          </table:table-cell>
          <table:table-cell office:value-type="string" calcext:value-type="string">
            <text:p>Amarante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Lufrei/ Salvador Lufrei </text:p>
          </table:table-cell>
          <table:table-cell office:value-type="string" calcext:value-type="string">
            <text:p>Amarante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Mancelos/ Mosteiro de Mancelos </text:p>
          </table:table-cell>
          <table:table-cell office:value-type="string" calcext:value-type="string">
            <text:p>Amarante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ntuário de N. Sr.ª do Rosário do Monte da Franqueira 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Rota “Santuári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Paderne </text:p>
          </table:table-cell>
          <table:table-cell office:value-type="string" calcext:value-type="string">
            <text:p>Melgaço</text:p>
          </table:table-cell>
          <table:table-cell office:value-type="string" calcext:value-type="string">
            <text:p>Rota “Mosteiros e Convent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S. João Novo 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Rota "Órgão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São Fins de Friestas </text:p>
          </table:table-cell>
          <table:table-cell office:value-type="string" calcext:value-type="string">
            <text:p>Valença</text:p>
          </table:table-cell>
          <table:table-cell office:value-type="string" calcext:value-type="string">
            <text:p>Rota “Mosteiros e Convent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Santa Clara 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Rota "Órgão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Santa Eulália </text:p>
          </table:table-cell>
          <table:table-cell office:value-type="string" calcext:value-type="string">
            <text:p>Vila Pouca de Aguiar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Santa Maria </text:p>
          </table:table-cell>
          <table:table-cell office:value-type="string" calcext:value-type="string">
            <text:p>Mogadouro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Santa Maria de Airães </text:p>
          </table:table-cell>
          <table:table-cell office:value-type="string" calcext:value-type="string">
            <text:p>Felgueira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Santa Marinha de Real </text:p>
          </table:table-cell>
          <table:table-cell office:value-type="string" calcext:value-type="string">
            <text:p>Castelo de Paiva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Santo André 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Santo António/ Convento de Santo António 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Rota “Mosteiros e Conventos do Norte”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greja de Santo Isidoro </text:p>
          </table:table-cell>
          <table:table-cell office:value-type="string" calcext:value-type="string">
            <text:p>Marco de Canaves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São José das Taipas 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São Mamede Vila Verde </text:p>
          </table:table-cell>
          <table:table-cell office:value-type="string" calcext:value-type="string">
            <text:p>Felgueira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São Martinho de Mouros 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São Pedro de Rates </text:p>
          </table:table-cell>
          <table:table-cell office:value-type="string" calcext:value-type="string">
            <text:p>Povoa do Varzim</text:p>
          </table:table-cell>
          <table:table-cell office:value-type="string" calcext:value-type="string">
            <text:p>Rota "Caminhos de Santiago a Norte"</text:p>
          </table:table-cell>
          <table:table-cell office:value-type="string" calcext:value-type="string">
            <text:p>Rota "Românico a Norte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greja de São Salvador de Ferreira/ Mosteiro de São Pedro de Ferreira </text:p>
          </table:table-cell>
          <table:table-cell office:value-type="string" calcext:value-type="string">
            <text:p>Paços de Ferreira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São Tiago 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São Tiago, <text:s/>paroquial de Valadares / Igreja de São Tiago </text:p>
          </table:table-cell>
          <table:table-cell office:value-type="string" calcext:value-type="string">
            <text:p>Baião)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São Vicente de Sousa </text:p>
          </table:table-cell>
          <table:table-cell office:value-type="string" calcext:value-type="string">
            <text:p>Felgueira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Vila Boa de Quires / Igreja de Santo André de Vila Boa de Quires </text:p>
          </table:table-cell>
          <table:table-cell office:value-type="string" calcext:value-type="string">
            <text:p>Marco de Canaves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e Vila Boa do Bispo / Mosteiro de Vila Boa Bispo </text:p>
          </table:table-cell>
          <table:table-cell office:value-type="string" calcext:value-type="string">
            <text:p>Marco de Canaves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o Convento de S. Filipe de Nery </text:p>
          </table:table-cell>
          <table:table-cell office:value-type="string" calcext:value-type="string">
            <text:p>Freixo de Espada à Cinta</text:p>
          </table:table-cell>
          <table:table-cell office:value-type="string" calcext:value-type="string">
            <text:p>Rota “Mosteiros e Convent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o Convento do Pópulo / Convento do Pópulo 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Rota "Mosteiros e Convento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o Espírito Santo / Centro Interpretativo do Barroco 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Rota "Barro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o Salvador de Unhão </text:p>
          </table:table-cell>
          <table:table-cell office:value-type="string" calcext:value-type="string">
            <text:p>Felgueira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do Salvador, <text:s/>de Freixo de Baixo / Mosteiro do Salvador de Freixo de Baixo </text:p>
          </table:table-cell>
          <table:table-cell office:value-type="string" calcext:value-type="string">
            <text:p>Amarante)</text:p>
          </table:table-cell>
          <table:table-cell office:value-type="string" calcext:value-type="string">
            <text:p>Rota “Românico a Norte”</text:p>
          </table:table-cell>
          <table:table-cell office:value-type="string" calcext:value-type="string">
            <text:p>Rota “Mosteiros e Conventos a Norte”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greja e Cemitério da Venerável Irmandade de Nossa Senhora da Lapa 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Rota “Caminhos de Santiago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e Convento dos Lóios, <text:s/>incluindo a escadaria Monumental </text:p>
          </table:table-cell>
          <table:table-cell office:value-type="string" calcext:value-type="string">
            <text:p>Santa Maria da Feira)</text:p>
          </table:table-cell>
          <table:table-cell office:value-type="string" calcext:value-type="string">
            <text:p>Rota “Mosteiros e Conventos a Norte”</text:p>
          </table:table-cell>
          <table:table-cell office:value-type="string" calcext:value-type="string">
            <text:p>Rota “Escritores a Norte”</text:p>
          </table:table-cell>
          <table:table-cell office:value-type="string" calcext:value-type="string">
            <text:p>Rota “Órgãos a Norte”</text:p>
          </table:table-cell>
          <table:table-cell office:value-type="string" calcext:value-type="string">
            <text:p>Rota “Talhas, Azulejos e Frescos a Norte”</text:p>
          </table:table-cell>
          <table:table-cell office:value-type="string" calcext:value-type="string">
            <text:p>Rota “Património Imaterial a Norte”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greja e Mosteiro de Santo André de Ancede, <text:s/>Capela do Bom Despacho e terreiro fronteiro/ Mosteiro de Santo André Ancede </text:p>
          </table:table-cell>
          <table:table-cell office:value-type="string" calcext:value-type="string">
            <text:p>Baião)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Matriz de Azurara 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Rota “Caminhos de Santiago a Norte”</text:p>
          </table:table-cell>
          <table:table-cell office:value-type="string" calcext:value-type="string">
            <text:p>Rota “Barroco a Norte”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greja Matriz de Barcelos 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Rota “Caminhos de Santiago a Norte”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greja matriz de Cárquere 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matriz de Escamarão </text:p>
          </table:table-cell>
          <table:table-cell office:value-type="string" calcext:value-type="string">
            <text:p>Cinfã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matriz de Meinedo / Igreja de Santa Maria de Meinedo </text:p>
          </table:table-cell>
          <table:table-cell office:value-type="string" calcext:value-type="string">
            <text:p>Lousada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Matriz de Penafiel </text:p>
          </table:table-cell>
          <table:table-cell office:value-type="string" calcext:value-type="string">
            <text:p>Penafiel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office:value-type="string" calcext:value-type="string">
            <text:p>Rota “Órgãos a Norte”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greja Matriz de Soalhães / Igreja de São Martinho de Soalhães </text:p>
          </table:table-cell>
          <table:table-cell office:value-type="string" calcext:value-type="string">
            <text:p>Marco de Canaves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Misericórdia de Valadares </text:p>
          </table:table-cell>
          <table:table-cell office:value-type="string" calcext:value-type="string">
            <text:p>Valadares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Paroquial da Freguesia do Tabuado / Igreja de Salvador de Tabuado </text:p>
          </table:table-cell>
          <table:table-cell office:value-type="string" calcext:value-type="string">
            <text:p>Marco de Canaves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Paroquial de Barrô / Igreja Santa Maria Barro 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Paroquial de Ganfei </text:p>
          </table:table-cell>
          <table:table-cell office:value-type="string" calcext:value-type="string">
            <text:p>Valença</text:p>
          </table:table-cell>
          <table:table-cell office:value-type="string" calcext:value-type="string">
            <text:p>Rota “Mosteiros e Convent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Paroquial de S. Sebastião de Guimarães 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Rota "Mosteiros e Convento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Paroquial de Santa Maria de Oliveira </text:p>
          </table:table-cell>
          <table:table-cell office:value-type="string" calcext:value-type="string">
            <text:p>Mesão Frio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Paroquial de São Vicente / Igreja de São Vicente 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Rota “Órgãos a Norte”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greja Paroquial de São Vítor / Igreja de São Vítor 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Rota “Órgãos a Norte”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greja Paroquial do Neiva 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Rota "Mosteiros e Convento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românica de Santa Maria Maior de Tarouquela </text:p>
          </table:table-cell>
          <table:table-cell office:value-type="string" calcext:value-type="string">
            <text:p>Cinfã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românica de Telões / Igreja de Santo André de Telões </text:p>
          </table:table-cell>
          <table:table-cell office:value-type="string" calcext:value-type="string">
            <text:p>Amarante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S. João da Foz do Douro 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Rota “Barroco a Norte”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greja São Gens Boelhe </text:p>
          </table:table-cell>
          <table:table-cell office:value-type="string" calcext:value-type="string">
            <text:p>Penafiel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 São Miguel de Entre-os-Rios </text:p>
          </table:table-cell>
          <table:table-cell office:value-type="string" calcext:value-type="string">
            <text:p>Penafiel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reja, <text:s/>sacristia, claustro e respetiva fonte e cruzeiro de Paço de Sousa/ Mosteiro do Salvador do Paço de Sousa Penafiel)</text:p>
          </table:table-cell>
          <table:table-cell office:value-type="string" calcext:value-type="string">
            <text:p>Penafiel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go do Pau de Cabeceiras de Basto </text:p>
          </table:table-cell>
          <table:table-cell office:value-type="string" calcext:value-type="string">
            <text:p>Cabeceiras de Basto</text:p>
          </table:table-cell>
          <table:table-cell office:value-type="string" calcext:value-type="string">
            <text:p>Rota "Património Imaterial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morial da Alpendurada </text:p>
          </table:table-cell>
          <table:table-cell office:value-type="string" calcext:value-type="string">
            <text:p>Marco de Canaves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morial da Ermida </text:p>
          </table:table-cell>
          <table:table-cell office:value-type="string" calcext:value-type="string">
            <text:p>Penafiel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rcado Municipal </text:p>
          </table:table-cell>
          <table:table-cell office:value-type="string" calcext:value-type="string">
            <text:p>Santa Maria da Feira</text:p>
          </table:table-cell>
          <table:table-cell office:value-type="string" calcext:value-type="string">
            <text:p>Rota "Arte e Arquitetura Contemporânea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numento funerário do Sobral / Marmoiral de Sobrado </text:p>
          </table:table-cell>
          <table:table-cell office:value-type="string" calcext:value-type="string">
            <text:p>Castelo de Paiva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steiro de Ermelo 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Rota “Mosteiros e Conventos a Norte”</text:p>
          </table:table-cell>
          <table:table-cell office:value-type="string" calcext:value-type="string">
            <text:p>Rota “Românico a Norte”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steiro de Leça do Balio 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Rota "Arte e Arquitetura Contemporânea a Norte"</text:p>
          </table:table-cell>
          <table:table-cell office:value-type="string" calcext:value-type="string">
            <text:p>Rota "Caminhos Santiago a Norte"</text:p>
          </table:table-cell>
          <table:table-cell office:value-type="string" calcext:value-type="string">
            <text:p>Rota "Escritores a Norte"</text:p>
          </table:table-cell>
          <table:table-cell office:value-type="string" calcext:value-type="string">
            <text:p>Rota "Mosteiros e Conventos a Norte"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steiro de Pombeiro </text:p>
          </table:table-cell>
          <table:table-cell office:value-type="string" calcext:value-type="string">
            <text:p>Felgueiras</text:p>
          </table:table-cell>
          <table:table-cell office:value-type="string" calcext:value-type="string">
            <text:p>Rota "Românico a Norte"</text:p>
          </table:table-cell>
          <table:table-cell office:value-type="string" calcext:value-type="string">
            <text:p>Rota "Mosteiros e Conventos a Norte"</text:p>
          </table:table-cell>
          <table:table-cell office:value-type="string" calcext:value-type="string">
            <text:p>Rota "Órgãos a Norte”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steiro de Refoios do Lima </text:p>
          </table:table-cell>
          <table:table-cell office:value-type="string" calcext:value-type="string">
            <text:p>Ponte de Lima</text:p>
          </table:table-cell>
          <table:table-cell office:value-type="string" calcext:value-type="string">
            <text:p>Rota "Mosteiros e Conventos a Norte"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steiro de S. Miguel de Refojos </text:p>
          </table:table-cell>
          <table:table-cell office:value-type="string" calcext:value-type="string">
            <text:p>Cabeceiras de Basto</text:p>
          </table:table-cell>
          <table:table-cell office:value-type="string" calcext:value-type="string">
            <text:p>Rota "Mosteiros e Conventos a Norte"</text:p>
          </table:table-cell>
          <table:table-cell office:value-type="string" calcext:value-type="string">
            <text:p>Rota “Órgãos a Norte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steiro de Salvador de Travanca </text:p>
          </table:table-cell>
          <table:table-cell office:value-type="string" calcext:value-type="string">
            <text:p>Amarante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steiro de São Miguel de Bustelo </text:p>
          </table:table-cell>
          <table:table-cell office:value-type="string" calcext:value-type="string">
            <text:p>Penafiel</text:p>
          </table:table-cell>
          <table:table-cell office:value-type="string" calcext:value-type="string">
            <text:p>Rota "Mosteiros e Convento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steiro de Vairão 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Rota “Caminhos de Santiago a Norte”</text:p>
          </table:table-cell>
          <table:table-cell office:value-type="string" calcext:value-type="string">
            <text:p>Rota “Mosteiros e Conventos a Norte”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useu Bienal de Cerveira </text:p>
          </table:table-cell>
          <table:table-cell office:value-type="string" calcext:value-type="string">
            <text:p>Vila Nova de Cerveira</text:p>
          </table:table-cell>
          <table:table-cell office:value-type="string" calcext:value-type="string">
            <text:p>Rota "Arte e Arquitetura Contemporânea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useu do Côa </text:p>
          </table:table-cell>
          <table:table-cell office:value-type="string" calcext:value-type="string">
            <text:p>Vila Nova de Foz Côa</text:p>
          </table:table-cell>
          <table:table-cell office:value-type="string" calcext:value-type="string">
            <text:p>Rota “Arte e Arquitetura Contemporânea a Norte”</text:p>
          </table:table-cell>
          <table:table-cell office:value-type="string" calcext:value-type="string">
            <text:p>Rota “Arte Rupestre a Norte”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useu Internacional de Escultura Contemporânea 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Rota "Arte e Arquitetura Contemporânea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ço Arquiepiscopal de Braga 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ço da Giela 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ço dos Condes de Barcelos 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Rota “Caminhos de Santiago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isagem Cultural de Sistelo 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Rota "Caminhos de Santiag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rque Arqueológico do Côa </text:p>
          </table:table-cell>
          <table:table-cell office:value-type="string" calcext:value-type="string">
            <text:p>Vila Nova de Foz Côa</text:p>
          </table:table-cell>
          <table:table-cell office:value-type="string" calcext:value-type="string">
            <text:p>Rota "Arte Rupestre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átio Aquilino Ribeiro </text:p>
          </table:table-cell>
          <table:table-cell office:value-type="string" calcext:value-type="string">
            <text:p>Sernancelhe</text:p>
          </table:table-cell>
          <table:table-cell office:value-type="string" calcext:value-type="string">
            <text:p>Rota "Escritore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inturas Rupestres da Fraga do Gato </text:p>
          </table:table-cell>
          <table:table-cell office:value-type="string" calcext:value-type="string">
            <text:p>Freixo de Espada à Cinta</text:p>
          </table:table-cell>
          <table:table-cell office:value-type="string" calcext:value-type="string">
            <text:p>Rota "Arte Rupestre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nte Cabreiro 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Rota “Caminhos de Santiago a Norte”</text:p>
          </table:table-cell>
          <table:table-cell office:value-type="string" calcext:value-type="string">
            <text:p>Rota “Românico a Norte”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nte da Panchorra e caminho em lajeado 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nte do Arco </text:p>
          </table:table-cell>
          <table:table-cell office:value-type="string" calcext:value-type="string">
            <text:p>Vila Pouca de Aguiar</text:p>
          </table:table-cell>
          <table:table-cell office:value-type="string" calcext:value-type="string">
            <text:p>Rota "Roman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nte Românica do Arco </text:p>
          </table:table-cell>
          <table:table-cell office:value-type="string" calcext:value-type="string">
            <text:p>Marco de Canaves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nte Velha de Valença </text:p>
          </table:table-cell>
          <table:table-cell office:value-type="string" calcext:value-type="string">
            <text:p>Valença</text:p>
          </table:table-cell>
          <table:table-cell office:value-type="string" calcext:value-type="string">
            <text:p>Rota "Caminhos de Santiago a Norte"</text:p>
          </table:table-cell>
          <table:table-cell office:value-type="string" calcext:value-type="string">
            <text:p>Rota "Românico a Norte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voado Fortificado de Vilarinho dos Galegos </text:p>
          </table:table-cell>
          <table:table-cell office:value-type="string" calcext:value-type="string">
            <text:p>Mogadouro</text:p>
          </table:table-cell>
          <table:table-cell office:value-type="string" calcext:value-type="string">
            <text:p>Rota “Castro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maria da Nossa Senhora da Peneda 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Rota “Património Imaterial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ntuário da Boa Morte e Senhora do Socorro </text:p>
          </table:table-cell>
          <table:table-cell office:value-type="string" calcext:value-type="string">
            <text:p>Ponte Lima</text:p>
          </table:table-cell>
          <table:table-cell office:value-type="string" calcext:value-type="string">
            <text:p>Rota “Santuários a Norte”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antuário da Santa Maria Madalena/Santuário da Falperra 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Rota "Santuário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ntuário de Nossa Senhor do Socorro </text:p>
          </table:table-cell>
          <table:table-cell office:value-type="string" calcext:value-type="string">
            <text:p>Ponte de Lima</text:p>
          </table:table-cell>
          <table:table-cell office:value-type="string" calcext:value-type="string">
            <text:p>Rota “Caminhos de Santiago a Norte”</text:p>
          </table:table-cell>
          <table:table-cell office:value-type="string" calcext:value-type="string">
            <text:p>Rota “Santuários a Norte”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antuário de Nossa Senhora da Peneda 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Rota "Património Imaterial a Norte"</text:p>
          </table:table-cell>
          <table:table-cell office:value-type="string" calcext:value-type="string">
            <text:p>Rota "Santuários a Norte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antuário de Nossa Sra da Boa Morte 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Rota “Santuários a Norte”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antuário do Bom Jesus do Monte 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Rota "Santuário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ntuário dos Remédios 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Rota "Santuários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ntuário Santo Apolinário 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Rota “Talhas,  azulejos e Frescos a Norte”</text:p>
            <text:p/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lar dos Condes de Vinhais </text:p>
          </table:table-cell>
          <table:table-cell office:value-type="string" calcext:value-type="string">
            <text:p>Vinhais</text:p>
          </table:table-cell>
          <table:table-cell office:value-type="string" calcext:value-type="string">
            <text:p>Rota "Barroco a Norte"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orre da Lapela </text:p>
          </table:table-cell>
          <table:table-cell office:value-type="string" calcext:value-type="string">
            <text:p>Monção</text:p>
          </table:table-cell>
          <table:table-cell office:value-type="string" calcext:value-type="string">
            <text:p>Rota “Castelos e Fortalezas a Norte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rre de Vilar </text:p>
          </table:table-cell>
          <table:table-cell office:value-type="string" calcext:value-type="string">
            <text:p>Lousada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rre do Castelo de Aguiar de Sousa 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rre dos Alcoforados 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Rota "Românico a Norte"</text:p>
          </table:table-cell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castelos</text:p>
          </table:table-cell>
          <table:table-cell table:formula="of:=COUNTIF([.$C$1:.$H$181];&quot;Rota “Castelos e Fortalezas a Norte”&quot;)"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ros</text:p>
          </table:table-cell>
          <table:table-cell table:formula="of:=COUNTIF([.$C$1:.$H$181];&quot;Rota “Castros a Norte”&quot;)" office:value-type="float" office:value="19" calcext:value-type="float">
            <text:p>19</text:p>
          </table:table-cell>
          <table:table-cell table:number-columns-repeated="16382"/>
        </table:table-row>
        <table:table-row table:style-name="ro1" table:number-rows-repeated="104838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D22:Sheet1.D22 Sheet1.C1:Sheet1.C1048576">
            <calcext:condition calcext:apply-style-name="Accent 1" calcext:value="contains-text(&quot;Fortaleza&quot;)" calcext:base-cell-address="Sheet1.C1"/>
          </calcext:conditional-format>
          <calcext:conditional-format calcext:target-range-address="Sheet1.C1:Sheet1.G1048576">
            <calcext:condition calcext:apply-style-name="Accent 1" calcext:value="contains-text(&quot;Fortaleza&quot;)" calcext:base-cell-address="Sheet1.C1"/>
          </calcext:conditional-format>
          <calcext:conditional-format calcext:target-range-address="Sheet1.C1:Sheet1.G1048576">
            <calcext:condition calcext:apply-style-name="Accent 2" calcext:value="contains-text(&quot;Castros&quot;)" calcext:base-cell-address="Sheet1.C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G19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20:00:18.235182221</meta:creation-date>
    <dc:date>2025-02-22T20:26:21.600346819</dc:date>
    <meta:editing-duration>PT15M12S</meta:editing-duration>
    <meta:editing-cycles>6</meta:editing-cycles>
    <meta:generator>LibreOffice/24.8.4.2$Linux_X86_64 LibreOffice_project/3e97788786b20d724e2ed0ea7a111abce73cab63</meta:generator>
    <meta:document-statistic meta:table-count="1" meta:cell-count="589" meta:object-count="0"/>
  </office:meta>
</office:document-meta>
</file>